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E00000017A8E80F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0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fo:color="#ffffff" fo:font-size="24pt" fo:font-weight="normal" style:font-size-asian="20pt" style:font-weight-asian="normal" style:font-size-complex="20pt" style:font-weight-complex="normal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32pt" style:font-size-complex="32pt"/>
    </style:style>
    <style:style style:name="P6" style:family="paragraph">
      <style:paragraph-properties fo:text-align="center"/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fffff" fo:font-size="24pt" fo:font-weight="normal" style:font-size-asian="22pt" style:font-weight-asian="normal" style:font-size-complex="22pt" style:font-weight-complex="normal"/>
    </style:style>
    <style:style style:name="T2" style:family="text">
      <style:text-properties fo:color="#ffffff" fo:font-size="24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size="24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4pt" fo:font-weight="normal" style:font-size-asian="15pt" style:font-weight-asian="normal" style:font-size-complex="15pt" style:font-weight-complex="normal"/>
    </style:style>
    <style:style style:name="T5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6" style:family="text">
      <style:text-properties style:font-name="Liberation Sans3" fo:font-size="26pt" style:font-name-asian="Liberation Sans3" style:font-size-asian="32pt" style:font-name-complex="Liberation Sans3" style:font-size-complex="32pt"/>
    </style:style>
    <style:style style:name="T7" style:family="text">
      <style:text-properties fo:color="#ffffff" fo:font-size="24pt" fo:font-weight="normal" style:font-weight-asian="normal" style:font-weight-complex="normal"/>
    </style:style>
    <style:style style:name="T8" style:family="text">
      <style:text-properties fo:color="#ffffff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5cm" svg:x2="55cm" svg:y2="5cm">
          <text:p/>
        </draw:line>
        <draw:line draw:style-name="gr1" draw:text-style-name="P1" draw:layer="layout" svg:x1="0cm" svg:y1="10cm" svg:x2="55cm" svg:y2="10cm">
          <text:p/>
        </draw:line>
        <draw:line draw:style-name="gr1" draw:text-style-name="P1" draw:layer="layout" svg:x1="0cm" svg:y1="15cm" svg:x2="55cm" svg:y2="15cm">
          <text:p/>
        </draw:line>
        <draw:custom-shape draw:style-name="gr2" draw:text-style-name="P2" xml:id="id1" draw:id="id1" draw:layer="layout" svg:width="7cm" svg:height="2.6cm" svg:x="5.8cm" svg:y="0.4cm">
          <text:p text:style-name="P1"><text:span text:style-name="T1">Meta-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8cm" svg:height="2.6cm" svg:x="6.4cm" svg:y="6cm">
          <text:p text:style-name="P1"><text:span text:style-name="T1">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3cm" svg:y1="3cm" svg:x2="9.3cm" svg:y2="6cm" draw:start-shape="id1" draw:end-shape="id2" draw:end-glue-point="0" svg:d="M9300 3000v3000" svg:viewBox="0 0 1 3001">
          <text:p/>
        </draw:connector>
        <draw:custom-shape draw:style-name="gr2" draw:text-style-name="P3" xml:id="id3" draw:id="id3" draw:layer="layout" svg:width="5.8cm" svg:height="2.6cm" svg:x="6.4cm" svg:y="11.201cm">
          <text:p text:style-name="P1"><text:span text:style-name="T3">Model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8.2cm" svg:height="2.6cm" svg:x="16.4cm" svg:y="11.2cm">
          <text:p text:style-name="P1"><text:span text:style-name="T1">Modeling</text:span><text:span text:style-name="T1"><text:line-break/></text:span><text:span text:style-name="T1">Language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3cm" svg:y1="8.6cm" svg:x2="9.3cm" svg:y2="11.201cm" draw:start-shape="id2" draw:start-glue-point="2" draw:end-shape="id3" draw:end-glue-point="0" svg:d="M9300 8600v2601" svg:viewBox="0 0 1 2602">
          <text:p/>
        </draw:connector>
        <draw:connector draw:style-name="gr4" draw:text-style-name="P1" draw:layer="layout" draw:type="line" svg:x1="9.3cm" svg:y1="8.6cm" svg:x2="20.5cm" svg:y2="11.2cm" draw:start-shape="id2" draw:start-glue-point="2" draw:end-shape="id4" draw:end-glue-point="0" svg:d="M9300 8600l11200 2600" svg:viewBox="0 0 11201 2601">
          <text:p/>
        </draw:connector>
        <draw:custom-shape draw:style-name="gr2" draw:text-style-name="P2" xml:id="id5" draw:id="id5" draw:layer="layout" svg:width="5.8cm" svg:height="2.6cm" svg:x="11.6cm" svg:y="16.901cm">
          <text:p text:style-name="P1"><text:span text:style-name="T1">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9.3cm" svg:y1="13.801cm" svg:x2="14.5cm" svg:y2="16.901cm" draw:start-shape="id3" draw:start-glue-point="2" draw:end-shape="id5" draw:end-glue-point="0" svg:d="M9300 13801l5200 3100" svg:viewBox="0 0 5201 3101">
          <text:p/>
        </draw:connector>
        <draw:connector draw:style-name="gr6" draw:text-style-name="P1" draw:layer="layout" svg:x1="16.4cm" svg:y1="12.5cm" svg:x2="12.2cm" svg:y2="12.501cm" draw:start-shape="id4" draw:start-glue-point="3" draw:end-shape="id3" svg:d="M16400 12500h-2099v1h-2101" svg:viewBox="0 0 4201 2">
          <text:p/>
        </draw:connector>
        <draw:frame draw:style-name="gr7" draw:text-style-name="P1" draw:layer="layout" svg:width="1.193cm" svg:height="0.808cm" svg:x="13.4cm" svg:y="11.492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4" draw:layer="layout" svg:width="1.62cm" svg:height="1.717cm" svg:x="14.18cm" svg:y="11.1cm">
          <draw:text-box>
            <text:p><text:span text:style-name="T5">►</text:span></text:p>
          </draw:text-box>
        </draw:frame>
        <draw:frame draw:style-name="gr9" draw:text-style-name="P5" draw:layer="layout" svg:width="6.674cm" svg:height="1.28cm" svg:x="3cm" svg:y="9.9cm">
          <draw:text-box>
            <text:p><text:span text:style-name="T6">is conform to▲</text:span></text:p>
          </draw:text-box>
        </draw:frame>
        <draw:custom-shape draw:style-name="gr2" draw:text-style-name="P2" xml:id="id6" draw:id="id6" draw:layer="layout" svg:width="8.2cm" svg:height="2.6cm" svg:x="16.4cm" svg:y="6cm">
          <text:p text:style-name="P1"><text:span text:style-name="T1">Modeling</text:span><text:span text:style-name="T1"><text:line-break/></text:span><text:span text:style-name="T1">Language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9.3cm" svg:y1="3cm" svg:x2="20.5cm" svg:y2="6cm" draw:start-shape="id1" draw:start-glue-point="2" draw:end-shape="id6" draw:end-glue-point="0" svg:d="M9300 3000l11200 3000" svg:viewBox="0 0 11201 3001">
          <text:p/>
        </draw:connector>
        <draw:connector draw:style-name="gr10" draw:text-style-name="P1" draw:layer="layout" draw:type="line" svg:x1="12.2cm" svg:y1="7.3cm" svg:x2="16.4cm" svg:y2="7.3cm" draw:start-shape="id2" draw:start-glue-point="1" draw:end-shape="id6" draw:end-glue-point="3" svg:d="M12200 7300h4200" svg:viewBox="0 0 4201 1">
          <text:p/>
        </draw:connector>
        <draw:frame draw:style-name="gr7" draw:text-style-name="P1" draw:layer="layout" svg:width="1.193cm" svg:height="0.808cm" svg:x="13.2cm" svg:y="6.392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4" draw:layer="layout" svg:width="1.62cm" svg:height="1.717cm" svg:x="14.18cm" svg:y="6cm">
          <draw:text-box>
            <text:p><text:span text:style-name="T5">►</text:span></text:p>
          </draw:text-box>
        </draw:frame>
        <draw:frame draw:style-name="gr9" draw:text-style-name="P5" draw:layer="layout" svg:width="6.674cm" svg:height="1.28cm" svg:x="2.9cm" svg:y="4.783cm">
          <draw:text-box>
            <text:p><text:span text:style-name="T6">is conform to▲</text:span></text:p>
          </draw:text-box>
        </draw:frame>
        <draw:frame draw:style-name="gr8" draw:text-style-name="P5" draw:layer="layout" svg:width="5.76cm" svg:height="1.717cm" draw:transform="rotate (-0.269827902358323) translate (12.44cm 2.493cm)">
          <draw:text-box>
            <text:p><text:span text:style-name="T6">represents►</text:span></text:p>
          </draw:text-box>
        </draw:frame>
        <draw:frame draw:style-name="gr8" draw:text-style-name="P5" draw:layer="layout" svg:width="5.76cm" svg:height="1.717cm" draw:transform="rotate (-0.269827902358323) translate (12.441cm 7.994cm)">
          <draw:text-box>
            <text:p><text:span text:style-name="T6">represents►</text:span></text:p>
          </draw:text-box>
        </draw:frame>
        <draw:frame draw:style-name="gr8" draw:text-style-name="P5" draw:layer="layout" svg:width="5.76cm" svg:height="1.717cm" draw:transform="rotate (-0.56007615696498) translate (11.103cm 13.333cm)">
          <draw:text-box>
            <text:p><text:span text:style-name="T6">represents►</text:span></text:p>
          </draw:text-box>
        </draw:frame>
        <draw:custom-shape draw:style-name="gr2" draw:text-style-name="P2" xml:id="id7" draw:id="id7" draw:layer="layout" svg:width="7cm" svg:height="2.6cm" svg:x="32.801cm" svg:y="0.401cm">
          <text:p text:style-name="P1"><text:span text:style-name="T7">M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8" draw:id="id8" draw:layer="layout" svg:width="5.8cm" svg:height="2.6cm" svg:x="33.401cm" svg:y="6.001cm">
          <text:p text:style-name="P1"><text:span text:style-name="T8">UML</text:span><text:span text:style-name="T8"><text:line-break/></text:span><text:span text:style-name="T8">Meta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6.301cm" svg:y1="3.001cm" svg:x2="36.301cm" svg:y2="6.001cm" draw:start-shape="id7" draw:end-shape="id8" draw:end-glue-point="0" svg:d="M36301 3001v3000" svg:viewBox="0 0 1 3001">
          <text:p/>
        </draw:connector>
        <draw:custom-shape draw:style-name="gr2" draw:text-style-name="P3" xml:id="id9" draw:id="id9" draw:layer="layout" svg:width="5.8cm" svg:height="2.6cm" svg:x="33.401cm" svg:y="11.202cm">
          <text:p text:style-name="P1"><text:span text:style-name="T7">UML</text:span><text:span text:style-name="T7"><text:line-break/></text:span><text:span text:style-name="T7">Class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8.2cm" svg:height="2.6cm" svg:x="43.401cm" svg:y="11.201cm">
          <text:p text:style-name="P1"><text:span text:style-name="T7">U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6.301cm" svg:y1="8.601cm" svg:x2="36.301cm" svg:y2="11.202cm" draw:start-shape="id8" draw:start-glue-point="2" draw:end-shape="id9" draw:end-glue-point="0" svg:d="M36301 8601v2601" svg:viewBox="0 0 1 2602">
          <text:p/>
        </draw:connector>
        <draw:connector draw:style-name="gr4" draw:text-style-name="P1" draw:layer="layout" draw:type="line" svg:x1="36.301cm" svg:y1="8.601cm" svg:x2="47.501cm" svg:y2="11.201cm" draw:start-shape="id8" draw:start-glue-point="2" draw:end-shape="id10" draw:end-glue-point="0" svg:d="M36301 8601l11200 2600" svg:viewBox="0 0 11201 2601">
          <text:p/>
        </draw:connector>
        <draw:custom-shape draw:style-name="gr2" draw:text-style-name="P2" xml:id="id11" draw:id="id11" draw:layer="layout" svg:width="5.8cm" svg:height="2.6cm" svg:x="38.601cm" svg:y="16.902cm">
          <text:p text:style-name="P1"><text:span text:style-name="T1">Java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6.301cm" svg:y1="13.802cm" svg:x2="41.501cm" svg:y2="16.902cm" draw:start-shape="id9" draw:start-glue-point="2" draw:end-shape="id11" draw:end-glue-point="0" svg:d="M36301 13802l5200 3100" svg:viewBox="0 0 5201 3101">
          <text:p/>
        </draw:connector>
        <draw:connector draw:style-name="gr6" draw:text-style-name="P1" draw:layer="layout" svg:x1="43.401cm" svg:y1="12.501cm" svg:x2="39.201cm" svg:y2="12.502cm" draw:start-shape="id10" draw:start-glue-point="3" draw:end-shape="id9" svg:d="M43401 12501h-2099v1h-2101" svg:viewBox="0 0 4201 2">
          <text:p/>
        </draw:connector>
        <draw:frame draw:style-name="gr7" draw:text-style-name="P1" draw:layer="layout" svg:width="1.193cm" svg:height="0.808cm" svg:x="40.401cm" svg:y="11.493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4" draw:layer="layout" svg:width="1.62cm" svg:height="1.717cm" svg:x="41.181cm" svg:y="11.101cm">
          <draw:text-box>
            <text:p><text:span text:style-name="T5">►</text:span></text:p>
          </draw:text-box>
        </draw:frame>
        <draw:frame draw:style-name="gr9" draw:text-style-name="P5" draw:layer="layout" svg:width="6.674cm" svg:height="1.28cm" svg:x="30.001cm" svg:y="9.901cm">
          <draw:text-box>
            <text:p><text:span text:style-name="T6">is conform to▲</text:span></text:p>
          </draw:text-box>
        </draw:frame>
        <draw:custom-shape draw:style-name="gr2" draw:text-style-name="P2" xml:id="id12" draw:id="id12" draw:layer="layout" svg:width="8.2cm" svg:height="2.6cm" svg:x="43.401cm" svg:y="6.001cm">
          <text:p text:style-name="P1"><text:span text:style-name="T7">EMF E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36.301cm" svg:y1="3.001cm" svg:x2="47.501cm" svg:y2="6.001cm" draw:start-shape="id7" draw:start-glue-point="2" draw:end-shape="id12" draw:end-glue-point="0" svg:d="M36301 3001l11200 3000" svg:viewBox="0 0 11201 3001">
          <text:p/>
        </draw:connector>
        <draw:connector draw:style-name="gr10" draw:text-style-name="P1" draw:layer="layout" draw:type="line" svg:x1="39.201cm" svg:y1="7.301cm" svg:x2="43.401cm" svg:y2="7.301cm" draw:start-shape="id8" draw:start-glue-point="1" draw:end-shape="id12" draw:end-glue-point="3" svg:d="M39201 7301h4200" svg:viewBox="0 0 4201 1">
          <text:p/>
        </draw:connector>
        <draw:frame draw:style-name="gr7" draw:text-style-name="P1" draw:layer="layout" svg:width="1.193cm" svg:height="0.808cm" svg:x="40.201cm" svg:y="6.393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4" draw:layer="layout" svg:width="1.62cm" svg:height="1.717cm" svg:x="41.181cm" svg:y="6.001cm">
          <draw:text-box>
            <text:p><text:span text:style-name="T5">►</text:span></text:p>
          </draw:text-box>
        </draw:frame>
        <draw:frame draw:style-name="gr9" draw:text-style-name="P5" draw:layer="layout" svg:width="6.674cm" svg:height="1.28cm" svg:x="29.901cm" svg:y="4.784cm">
          <draw:text-box>
            <text:p><text:span text:style-name="T6">is conform to▲</text:span></text:p>
          </draw:text-box>
        </draw:frame>
        <draw:frame draw:style-name="gr8" draw:text-style-name="P5" draw:layer="layout" svg:width="5.76cm" svg:height="1.717cm" draw:transform="rotate (-0.269827902358323) translate (39.441cm 2.494cm)">
          <draw:text-box>
            <text:p><text:span text:style-name="T6">represents►</text:span></text:p>
          </draw:text-box>
        </draw:frame>
        <draw:frame draw:style-name="gr8" draw:text-style-name="P5" draw:layer="layout" svg:width="5.76cm" svg:height="1.717cm" draw:transform="rotate (-0.269827902358323) translate (39.442cm 7.995cm)">
          <draw:text-box>
            <text:p><text:span text:style-name="T6">represents►</text:span></text:p>
          </draw:text-box>
        </draw:frame>
        <draw:frame draw:style-name="gr8" draw:text-style-name="P5" draw:layer="layout" svg:width="5.76cm" svg:height="1.717cm" draw:transform="rotate (-0.56007615696498) translate (38.104cm 13.334cm)">
          <draw:text-box>
            <text:p><text:span text:style-name="T6">represents►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3.435cm" svg:x="1cm" svg:y="4.555cm"/>
      <draw:page-thumbnail draw:layer="backgroundobjects" svg:width="8.999cm" svg:height="3.435cm" svg:x="1cm" svg:y="13.131cm"/>
      <draw:page-thumbnail draw:layer="backgroundobjects" svg:width="8.999cm" svg:height="3.435cm" svg:x="1cm" svg:y="21.707cm"/>
      <draw:page-thumbnail draw:layer="backgroundobjects" svg:width="8.999cm" svg:height="3.435cm" svg:x="11cm" svg:y="4.555cm"/>
      <draw:page-thumbnail draw:layer="backgroundobjects" svg:width="8.999cm" svg:height="3.435cm" svg:x="11cm" svg:y="13.131cm"/>
      <draw:page-thumbnail draw:layer="backgroundobjects" svg:width="8.999cm" svg:height="3.435cm" svg:x="11cm" svg:y="21.70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0:08:47.744657644</meta:creation-date>
    <dc:date>2016-03-13T22:16:30.640903554</dc:date>
    <meta:editing-duration>PT1H41M42S</meta:editing-duration>
    <meta:editing-cycles>19</meta:editing-cycles>
    <meta:generator>LibreOffice/4.2.8.2$Linux_X86_64 LibreOffice_project/420m0$Build-2</meta:generator>
    <meta:document-statistic meta:object-count="70"/>
  </office:meta>
</office:document-meta>
</file>